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4827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654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4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5" table:default-cell-style-name="ce35"/>
        <table:table-column table:style-name="co7" table:default-cell-style-name="ce35"/>
        <table:table-column table:style-name="co16" table:default-cell-style-name="ce48"/>
        <table:table-column table:style-name="co17" table:default-cell-style-name="ce38"/>
        <table:table-column table:style-name="co18" table:default-cell-style-name="ce54"/>
        <table:table-column table:style-name="co17" table:default-cell-style-name="ce57"/>
        <table:table-column table:style-name="co14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5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ghted 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158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60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ce160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covered-table-cell table:style-name="ce161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61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60" office:value-type="string" calcext:value-type="string" table:number-columns-spanned="1" table:number-rows-spanned="2">
            <text:p>3. Green means best </text:p>
            <text:p><text:span text:style-name="T1">perf in that col</text:span></text:p>
          </table:table-cell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61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 table:number-columns-repeated="3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float" office:value="0.688375" calcext:value-type="float">
            <text:p>0.6884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58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58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58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ModelB3</text:p>
          </table:table-cell>
          <table:table-cell table:style-name="ce27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eight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5h15m</text:p>
          </table:table-cell>
          <table:table-cell table:style-name="ce27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25]" office:value-type="float" office:value="0.7507" calcext:value-type="float">
            <text:p>0.7507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507" calcext:value-type="float">
            <text:p>0.7507</text:p>
          </table:table-cell>
          <table:table-cell table:style-name="ce92" table:formula="of:=2*[.T34]*[.V34]/([.T34]+[.V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E32]" office:value-type="float" office:value="0.6818" calcext:value-type="float">
            <text:p>0.6818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705077206403173" calcext:value-type="float">
            <text:p>0.7051</text:p>
          </table:table-cell>
          <table:table-cell table:formula="of:=2*[.T35]*[.V35]/([.T35]+[.V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158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58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158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hit saturation pt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1" calcext:value-type="float">
            <text:p>0.1</text:p>
          </table:table-cell>
          <table:table-cell table:style-name="ce75" table:formula="of:=[$Results_39_46.W38]" office:value-type="float" office:value="0.55" calcext:value-type="float">
            <text:p>0.5500</text:p>
          </table:table-cell>
          <table:table-cell table:style-name="ce75" table:formula="of:=[$Results_39_46.W40]" office:value-type="float" office:value="0.00245564563506051" calcext:value-type="float">
            <text:p>0.0025</text:p>
          </table:table-cell>
          <table:table-cell table:style-name="ce88" table:formula="of:=[$Results_39_46.W39]" office:value-type="float" office:value="0.1" calcext:value-type="float">
            <text:p>0.1000</text:p>
          </table:table-cell>
          <table:table-cell table:style-name="ce37" table:formula="of:=[$Results_39_46.W41]" office:value-type="percentage" office:value="0" calcext:value-type="percentage">
            <text:p>0.0%</text:p>
          </table:table-cell>
          <table:table-cell table:formula="of:=[$Results_39_46.W46]" office:value-type="float" office:value="0.1" calcext:value-type="float">
            <text:p>0.1</text:p>
          </table:table-cell>
          <table:table-cell table:style-name="ce56" table:formula="of:=[$Results_39_46.W41]" office:value-type="percentage" office:value="0" calcext:value-type="percentage">
            <text:p>0.0%</text:p>
          </table:table-cell>
          <table:table-cell table:formula="of:=2*[.R55]*[.V55]/([.R55]+[.V55])" office:value-type="float" office:value="0.169230769230769" calcext:value-type="float">
            <text:p>0.1692</text:p>
          </table:table-cell>
          <table:table-cell table:formula="of:=2*[.T55]*[.V55]/([.T55]+[.V55])" office:value-type="float" office:value="0.1" calcext:value-type="float">
            <text:p>0.1000</text:p>
          </table:table-cell>
          <table:table-cell/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table-cell table:style-name="ce158" office:value-type="string" calcext:value-type="string" table:number-columns-spanned="1" table:number-rows-spanned="4">
            <text:p>Double step length</text:p>
            <text:p>Extend epochs</text:p>
            <text:p>Weights: 20x agree</text:p>
            <text:p>10x disagree/deny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covered-table-cell/>
          <table:table-cell table:number-columns-repeated="3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covered-table-cell table:style-name="ce158"/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40" office:value-type="string" calcext:value-type="string" table:number-columns-spanned="26" table:number-rows-spanned="1">
            <text:p>Coarse Discourse only + usenames</text:p>
          </table:table-cell>
          <table:covered-table-cell table:style-name="ce45"/>
          <table:covered-table-cell table:number-columns-repeated="14"/>
          <table:covered-table-cell table:style-name="ce72"/>
          <table:covered-table-cell table:number-columns-repeated="2" table:style-name="ce91"/>
          <table:covered-table-cell table:style-name="ce105"/>
          <table:covered-table-cell table:style-name="ce113"/>
          <table:covered-table-cell table:style-name="ce122"/>
          <table:covered-table-cell table:style-name="ce128"/>
          <table:covered-table-cell table:style-name="ce135"/>
          <table:covered-table-cell table:style-name="ce140"/>
          <table:covered-table-cell table:style-name="ce146"/>
          <table:table-cell table:number-columns-repeated="38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5" table:default-cell-style-name="ce158"/>
        <table:table-column table:style-name="co23" table:number-columns-repeated="4" table:default-cell-style-name="ce158"/>
        <table:table-column table:style-name="co26" table:default-cell-style-name="ce158"/>
        <table:table-column table:style-name="co25" table:default-cell-style-name="ce158"/>
        <table:table-column table:style-name="co23" table:number-columns-repeated="4" table:default-cell-style-name="ce158"/>
        <table:table-column table:style-name="co26" table:default-cell-style-name="ce158"/>
        <table:table-column table:style-name="co25" table:default-cell-style-name="ce158"/>
        <table:table-column table:style-name="co23" table:number-columns-repeated="4" table:default-cell-style-name="ce158"/>
        <table:table-column table:style-name="co21" table:default-cell-style-name="ce158"/>
        <table:table-column table:style-name="co25" table:default-cell-style-name="ce158"/>
        <table:table-column table:style-name="co23" table:number-columns-repeated="44" table:default-cell-style-name="ce158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42010393964795" calcext:value-type="float">
            <text:p>0.8420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43512293936854" calcext:value-type="float">
            <text:p>0.843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59191813355686" calcext:value-type="float">
            <text:p>0.8592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7286999161777" calcext:value-type="float">
            <text:p>0.87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4947611064543" calcext:value-type="float">
            <text:p>0.864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450564599050014" calcext:value-type="float">
            <text:p>0.4506</text:p>
          </table:table-cell>
          <table:table-cell table:style-name="ce23"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1:.Q24];[.R21:.R24])/SUM([.R21:.R24])" office:value-type="float" office:value="0.860562419670299" calcext:value-type="float">
            <text:p>0.8606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1:.W24];[.X21:.X24])/SUM([.X21:.X24])" office:value-type="float" office:value="0.859091841296451" calcext:value-type="float">
            <text:p>0.859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38:.E41];[.F38:.F41])/SUM([.F38:.F41])" office:value-type="float" office:value="0.859298379435596" calcext:value-type="float">
            <text:p>0.8593</text:p>
          </table:table-cell>
          <table:table-cell table:style-name="ce23"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38:.K41];[.L38:.L41])/SUM([.L38:.L41])" office:value-type="float" office:value="0.450564599050014" calcext:value-type="float">
            <text:p>0.4506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38:.Q41];[.R38:.R41])/SUM([.R38:.R41])" office:value-type="float" office:value="0.494511036602403" calcext:value-type="float">
            <text:p>0.494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38:.W41];[.X38:.X41])/SUM([.X38:.X41])" office:value-type="float" office:value="0.856477088572227" calcext:value-type="float">
            <text:p>0.856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4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62309891031014" calcext:value-type="float">
            <text:p>0.8623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46545822855546" calcext:value-type="float">
            <text:p>0.846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49900055881531" calcext:value-type="float">
            <text:p>0.849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62887119307069" calcext:value-type="float">
            <text:p>0.86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2981223805532" calcext:value-type="float">
            <text:p>0.8630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870694244202291" calcext:value-type="float">
            <text:p>0.8707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1:.Q24];[.R21:.R24])/SUM([.R21:.R24])" office:value-type="float" office:value="0.860155602123498" calcext:value-type="float">
            <text:p>0.8602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1:.W24];[.X21:.X24])/SUM([.X21:.X24])" office:value-type="float" office:value="0.808067504889634" calcext:value-type="float">
            <text:p>0.808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office:value-type="float" office:value="0.8404" calcext:value-type="float">
            <text:p>0.8404</text:p>
          </table:table-cell>
          <table:table-cell table:style-name="ce15" office:value-type="float" office:value="0.7703" calcext:value-type="float">
            <text:p>0.7703</text:p>
          </table:table-cell>
          <table:table-cell table:style-name="ce15" office:value-type="float" office:value="0.8038" calcext:value-type="float">
            <text:p>0.803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office:value-type="float" office:value="0.6246" calcext:value-type="float">
            <text:p>0.6246</text:p>
          </table:table-cell>
          <table:table-cell table:style-name="ce15" office:value-type="float" office:value="0.7975" calcext:value-type="float">
            <text:p>0.7975</text:p>
          </table:table-cell>
          <table:table-cell table:style-name="ce15" office:value-type="float" office:value="0.7005" calcext:value-type="float">
            <text:p>0.7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office:value-type="float" office:value="0.8726" calcext:value-type="float">
            <text:p>0.8726</text:p>
          </table:table-cell>
          <table:table-cell table:style-name="ce15" office:value-type="float" office:value="0.9106" calcext:value-type="float">
            <text:p>0.9106</text:p>
          </table:table-cell>
          <table:table-cell table:style-name="ce15" office:value-type="float" office:value="0.8912" calcext:value-type="float">
            <text:p>0.8912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91" calcext:value-type="float">
            <text:p>0.679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38:.E41];[.F38:.F41])/SUM([.F38:.F41])" office:value-type="float" office:value="0.854075719474714" calcext:value-type="float">
            <text:p>0.8541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38:.K41];[.L38:.L41])/SUM([.L38:.L41])" office:value-type="float" office:value="0.854860491757474" calcext:value-type="float">
            <text:p>0.854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38:.Q41];[.R38:.R41])/SUM([.R38:.R41])" office:value-type="float" office:value="0.851364543168483" calcext:value-type="float">
            <text:p>0.8514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38:.W41];[.X38:.X41])/SUM([.X38:.X41])" office:value-type="float" office:value="0.833681195864767" calcext:value-type="float">
            <text:p>0.833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65" calcext:value-type="percentage">
            <text:p>85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8178" calcext:value-type="float">
            <text:p>0.8178</text:p>
          </table:table-cell>
          <table:table-cell table:style-name="ce15" office:value-type="float" office:value="0.4509" calcext:value-type="float">
            <text:p>0.4509</text:p>
          </table:table-cell>
          <table:table-cell table:style-name="ce14" office:value-type="float" office:value="0.5813" calcext:value-type="float">
            <text:p>0.581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45" calcext:value-type="float">
            <text:p>0.6445</text:p>
          </table:table-cell>
          <table:table-cell table:style-name="ce15" office:value-type="float" office:value="0.9084" calcext:value-type="float">
            <text:p>0.9084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77" calcext:value-type="float">
            <text:p>0.667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01" calcext:value-type="percentage">
            <text:p>69.0%</text:p>
          </table:table-cell>
          <table:table-cell table:style-name="ce24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4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7424" calcext:value-type="float">
            <text:p>0.74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52850796311819" calcext:value-type="float">
            <text:p>0.852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5335060072646" calcext:value-type="float">
            <text:p>0.8534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58778345906678" calcext:value-type="float">
            <text:p>0.8588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65516596814753" calcext:value-type="float">
            <text:p>0.865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74" calcext:value-type="percentage">
            <text:p>87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626" calcext:value-type="float">
            <text:p>0.6260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79" calcext:value-type="percentage">
            <text:p>62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2"/>
          <table:covered-table-cell table:style-name="ce21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507" calcext:value-type="float">
            <text:p>0.75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" calcext:value-type="float">
            <text:p>0.73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4298183850238" calcext:value-type="float">
            <text:p>0.8643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862369796032411" calcext:value-type="float">
            <text:p>0.8624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18" calcext:value-type="float">
            <text:p>0.68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12" calcext:value-type="float">
            <text:p>0.6312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11" calcext:value-type="percentage">
            <text:p>69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3" calcext:value-type="percentage">
            <text:p>63.3%</text:p>
          </table:table-cell>
          <table:table-cell table:style-name="ce24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0.512936363636364" calcext:value-type="float">
            <text:p>0.5129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float" office:value="0.46423" calcext:value-type="float">
            <text:p>0.4642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32" calcext:value-type="percentage">
            <text:p>67.3%</text:p>
          </table:table-cell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78" calcext:value-type="percentage">
            <text:p>67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76" calcext:value-type="percentage">
            <text:p>64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20:.E21])" office:value-type="float" office:value="0.54485" calcext:value-type="float">
            <text:p>0.54485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7" calcext:value-type="percentage">
            <text:p>64.2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4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8" calcext:value-type="percentage">
            <text:p>66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63" calcext:value-type="percentage">
            <text:p>66.6%</text:p>
          </table:table-cell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84" calcext:value-type="percentage">
            <text:p>65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43" calcext:value-type="percentage">
            <text:p>64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43" calcext:value-type="percentage">
            <text:p>66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7" calcext:value-type="percentage">
            <text:p>66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62" calcext:value-type="percentage">
            <text:p>67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64" calcext:value-type="percentage">
            <text:p>63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013" calcext:value-type="percentage">
            <text:p>60.1%</text:p>
          </table:table-cell>
          <table:table-cell table:style-name="ce24"/>
        </table:table-row>
      </table:table>
      <table:table table:name="Results_39_46" table:style-name="ta1"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0.501836363636363" calcext:value-type="float">
            <text:p>0.5018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float" office:value="0.45202" calcext:value-type="float">
            <text:p>0.4520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61" calcext:value-type="percentage">
            <text:p>66.6%</text:p>
          </table:table-cell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04" calcext:value-type="percentage">
            <text:p>66.0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58" calcext:value-type="percentage">
            <text:p>67.6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20:.E21])" office:value-type="float" office:value="0.56365" calcext:value-type="float">
            <text:p>0.56365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041" calcext:value-type="percentage">
            <text:p>70.4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07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314" calcext:value-type="percentage">
            <text:p>7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05" calcext:value-type="percentage">
            <text:p>60.5%</text:p>
          </table:table-cell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7:.W37])" office:value-type="float" office:value="0.55" calcext:value-type="float">
            <text:p>0.55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8:.W37])" office:value-type="float" office:value="0.1" calcext:value-type="float">
            <text:p>0.1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8:.W37]; [.X28:.X37])/SUM([.X28:.X37])" office:value-type="float" office:value="0.00245564563506051" calcext:value-type="float">
            <text:p>0.0025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342" calcext:value-type="percentage">
            <text:p>63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77" calcext:value-type="percentage">
            <text:p>65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73" calcext:value-type="percentage">
            <text:p>64.7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4:.W45])" office:value-type="float" office:value="0.1" calcext:value-type="float">
            <text:p>0.1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094" calcext:value-type="percentage">
            <text:p>70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14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6:03:21.079012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14T16:18:10.267282466</dc:date>
    <meta:editing-duration>P1DT12H12M42S</meta:editing-duration>
    <meta:editing-cycles>102</meta:editing-cycles>
    <meta:generator>LibreOffice/6.4.6.2$Linux_X86_64 LibreOffice_project/40$Build-2</meta:generator>
    <meta:document-statistic meta:table-count="6" meta:cell-count="4328" meta:object-count="0"/>
  </office:meta>
</office:document-meta>
</file>